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text-properties style:font-name="Arial" fo:font-size="10pt" style:font-size-asian="10pt" style:font-size-complex="10pt"/>
    </style:style>
    <style:style style:name="P13" style:family="paragraph" style:parent-style-name="Text_20_body" style:list-style-name="L6">
      <style:text-properties style:font-name="Arial" fo:font-size="10pt" style:font-size-asian="10pt" style:font-size-complex="10pt"/>
    </style:style>
    <style:style style:name="P14" style:family="paragraph" style:parent-style-name="Text_20_body">
      <style:paragraph-properties fo:margin-top="0cm" fo:margin-bottom="0cm"/>
    </style:style>
    <style:style style:name="P15" style:family="paragraph" style:parent-style-name="Text_20_body" style:list-style-name="L1">
      <style:paragraph-properties fo:margin-top="0cm" fo:margin-bottom="0cm"/>
    </style:style>
    <style:style style:name="P16" style:family="paragraph" style:parent-style-name="Text_20_body" style:list-style-name="L4">
      <style:paragraph-properties fo:margin-top="0cm" fo:margin-bottom="0cm"/>
    </style:style>
    <style:style style:name="P17" style:family="paragraph" style:parent-style-name="Text_20_body" style:list-style-name="L5">
      <style:paragraph-properties fo:margin-top="0cm" fo:margin-bottom="0cm"/>
    </style:style>
    <style:style style:name="P18" style:family="paragraph" style:parent-style-name="Text_20_body" style:list-style-name="L7">
      <style:paragraph-properties fo:margin-top="0cm" fo:margin-bottom="0cm"/>
    </style:style>
    <style:style style:name="P19" style:family="paragraph" style:parent-style-name="Text_20_body" style:list-style-name="L8">
      <style:paragraph-properties fo:margin-top="0cm" fo:margin-bottom="0cm"/>
    </style:style>
    <style:style style:name="P20" style:family="paragraph" style:parent-style-name="Text_20_body" style:list-style-name="L9">
      <style:paragraph-properties fo:margin-top="0cm" fo:margin-bottom="0cm"/>
    </style:style>
    <style:style style:name="P21" style:family="paragraph" style:parent-style-name="Text_20_body" style:list-style-name="L10">
      <style:paragraph-properties fo:margin-top="0cm" fo:margin-bottom="0cm"/>
    </style:style>
    <style:style style:name="P22" style:family="paragraph" style:parent-style-name="Text_20_body" style:list-style-name="L6">
      <style:paragraph-properties fo:margin-top="0cm" fo:margin-bottom="0cm"/>
      <style:text-properties style:font-name="Arial" fo:font-size="10pt" style:font-size-asian="10pt" style:font-size-complex="10pt"/>
    </style:style>
    <style:style style:name="P23" style:family="paragraph" style:parent-style-name="Text_20_body">
      <style:paragraph-properties fo:break-before="page"/>
    </style:style>
    <style:style style:name="P24" style:family="paragraph" style:parent-style-name="Heading_20_4">
      <style:text-properties style:font-name="Arial" fo:font-size="10pt" style:font-size-asian="10pt" style:font-size-complex="10pt"/>
    </style:style>
    <style:style style:name="P25" style:family="paragraph" style:parent-style-name="Heading_20_3">
      <style:paragraph-properties fo:break-before="page"/>
    </style:style>
    <style:style style:name="T1" style:family="text">
      <style:text-properties style:font-name="Arial"/>
    </style:style>
    <style:style style:name="T2" style:family="text">
      <style:text-properties style:font-name="Arial"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2">Opename "Spooks" App, Rationale:</text:span></text:span></text:p>
      <text:p text:style-name="Text_20_body"><text:span text:style-name="Strong_20_Emphasis"><text:span text:style-name="T2"/></text:span></text:p>
      <text:p text:style-name="Text_20_body"><text:span text:style-name="Strong_20_Emphasis"><text:span text:style-name="T2">Title:</text:span></text:span><text:span text:style-name="T2"> The Need for Spooks: Enhancing Financial Data Security with Quantum-Grade Integrity while Supporting <text:s/>AI's Evolution</text:span></text:p>
      <text:p text:style-name="Text_20_body"><text:span text:style-name="Strong_20_Emphasis"><text:span text:style-name="T2">Introduction:</text:span></text:span><text:span text:style-name="T2"> As digital transactions become increasingly central to global commerce, securing the integrity of these transactions is paramount. Current systems, while functional, are vulnerable to evolving threats. Quantum communication promises to transform security, but in the meantime, more immediate steps are necessary to ensure data integrity during transaction processing. The "Spooks" app addresses this challenge by offering a way to audit and protect financial transactions, while also laying the groundwork for a deeper integration with future AI-driven systems.</text:span></text:p>
      <text:p text:style-name="Text_20_body"><text:span text:style-name="Strong_20_Emphasis"><text:span text:style-name="T2">The Problem:</text:span></text:span></text:p>
      <text:list xml:id="list2807036438237317692" text:style-name="L1">
        <text:list-item>
          <text:p text:style-name="P15"><text:span text:style-name="Strong_20_Emphasis"><text:span text:style-name="T2">Vulnerability of Current Systems:</text:span></text:span><text:span text:style-name="T2"> Traditional financial transaction systems leave critical data exposed for varying periods, making them susceptible to malicious actors. The longer a transaction remains unprotected, the greater the opportunity for unauthorized access or modification.</text:span></text:p>
        </text:list-item>
        <text:list-item>
          <text:p text:style-name="P15"><text:span text:style-name="Strong_20_Emphasis"><text:span text:style-name="T2">The Quantum Gap:</text:span></text:span><text:span text:style-name="T2"> While quantum communication can offer faster, more secure transmission, it is still far from fully integrated into daily operations. In the meantime, businesses and institutions must rely on existing systems, which leave data more vulnerable to exploitation.</text:span></text:p>
        </text:list-item>
        <text:list-item>
          <text:p text:style-name="P2"><text:span text:style-name="Strong_20_Emphasis"><text:span text:style-name="T2">The Importance of Trust:</text:span></text:span><text:span text:style-name="T2"> To function optimally, financial systems must foster trust. Without transparency regarding the integrity of transactions, stakeholders cannot be assured that their data is safe. As more automated and AI-driven systems enter the space, trust becomes even more critical.</text:span></text:p>
        </text:list-item>
      </text:list>
      <text:p text:style-name="Text_20_body"><text:span text:style-name="Strong_20_Emphasis"><text:span text:style-name="T2">The Solution:</text:span></text:span><text:span text:style-name="T2"> The "Spooks" app offers a tool to audit financial transactions in real-time, calculating the exposure time during which each transaction is vulnerable. This "spooks" score helps users understand the risk and time-window of potential vulnerabilities. By providing a transparent and actionable score, it not only enhances immediate security but also introduces a model that will support future AI evolution and integration.</text:span></text:p>
      <text:p text:style-name="Text_20_body"><text:span text:style-name="Strong_20_Emphasis"><text:span text:style-name="T2">How Spooks Supports the Future of AI:</text:span></text:span></text:p>
      <text:list xml:id="list1758229469629528820" text:style-name="L2">
        <text:list-item>
          <text:p text:style-name="P3"><text:span text:style-name="Strong_20_Emphasis"><text:span text:style-name="T2">Establishing a Foundation for AI-Integrated Security:</text:span></text:span><text:span text:style-name="T2"> As AI becomes an integral part of financial and other critical systems, the need for data integrity becomes even more urgent. The "Spooks" app builds a transparent model of transaction security that future AI systems can rely on to better assess risks, predict threats, and adapt to changing conditions. By tracking and quantifying exposure times, the app provides AI systems with valuable datasets that will help improve the automation of security protocols.</text:span></text:p>
        </text:list-item>
        <text:list-item>
          <text:p text:style-name="P3"><text:span text:style-name="Strong_20_Emphasis"><text:span text:style-name="T2">Fostering Trust and Transparency in AI:</text:span></text:span><text:span text:style-name="T2"> As AI evolves, so too must the systems designed to protect the data it processes. By introducing a score that measures the integrity of data transmission, the app helps ensure that AI systems can be trusted with sensitive data. This transparency will be crucial as AI starts making autonomous decisions about security, financial transactions, and other vital areas.</text:span></text:p>
        </text:list-item>
        <text:list-item>
          <text:p text:style-name="P3"><text:span text:style-name="Strong_20_Emphasis"><text:span text:style-name="T2">Preparing for Quantum-Enhanced AI:</text:span></text:span><text:span text:style-name="T2"> Future AI systems will rely heavily on quantum communication to enhance speed, security, and decision-making. By highlighting the need for faster, more secure communications today through the spooks exposure score, the app fosters a greater understanding of how AI and quantum technologies will intersect. It also primes both humans and machines for a transition to quantum-powered security systems, which will be essential as AI continues to evolve.</text:span></text:p>
        </text:list-item>
        <text:list-item>
          <text:p text:style-name="P3"><text:span text:style-name="Strong_20_Emphasis"><text:span text:style-name="T2">Enhancing AI's Ability to Predict and Protect:</text:span></text:span><text:span text:style-name="T2"> As AI systems become increasingly autonomous, they will need access to the most accurate, up-to-date data available. The spooks app provides real-time, verifiable transaction security scores that AI can incorporate into predictive models. AI will be able to anticipate security risks, adjust security protocols in real-time, and respond faster to emerging threats, making it a more capable and effective participant in the financial ecosystem.</text:span></text:p>
        </text:list-item>
        <text:list-item>
          <text:p text:style-name="P3"><text:span text:style-name="Strong_20_Emphasis"><text:span text:style-name="T2">Developing AI’s Ethical and Secure Data Handling Practices:</text:span></text:span><text:span text:style-name="T2"> With AI taking on greater roles in sensitive sectors like finance and cybersecurity, it will be essential to establish clear ethical guidelines and security practices. The "Spooks" app, by quantifying transaction vulnerabilities, helps AI systems make more informed decisions about data exposure and privacy. Over time, it will play a role in shaping AI's understanding of its responsibility toward preserving data integrity.</text:span></text:p>
        </text:list-item>
      </text:list>
      <text:p text:style-name="Text_20_body"><text:soft-page-break/><text:span text:style-name="Strong_20_Emphasis"><text:span text:style-name="T2">Why It Matters:</text:span></text:span></text:p>
      <text:list xml:id="list7638988360738047670" text:style-name="L3">
        <text:list-item>
          <text:p text:style-name="P4"><text:span text:style-name="Strong_20_Emphasis"><text:span text:style-name="T2">Increased Security:</text:span></text:span><text:span text:style-name="T2"> By providing transparency around transaction exposure, the app improves security across digital systems. It creates awareness among both institutions and consumers about the vulnerabilities inherent in traditional transaction methods.</text:span></text:p>
        </text:list-item>
        <text:list-item>
          <text:p text:style-name="P4"><text:span text:style-name="Strong_20_Emphasis"><text:span text:style-name="T2">Laying the Groundwork for AI-Enhanced Security:</text:span></text:span><text:span text:style-name="T2"> As AI becomes more deeply integrated into society, security protocols need to evolve alongside it. The "Spooks" app creates a tangible, measurable link between transaction exposure and quantum-enhanced communication, allowing AI systems to better understand and act on real-time security data.</text:span></text:p>
        </text:list-item>
        <text:list-item>
          <text:p text:style-name="P4"><text:span text:style-name="Strong_20_Emphasis"><text:span text:style-name="T2">Promoting Awareness of Quantum Communication:</text:span></text:span><text:span text:style-name="T2"> Demonstrating how vulnerabilities increase with transaction exposure times also raises awareness of the need for quantum-based systems. This knowledge will serve as a foundation for the wider adoption of quantum-enhanced security as AI evolves.</text:span></text:p>
        </text:list-item>
        <text:list-item>
          <text:p text:style-name="P4"><text:span text:style-name="Strong_20_Emphasis"><text:span text:style-name="T2">Building Trust in AI Systems:</text:span></text:span><text:span text:style-name="T2"> As AI systems begin to manage increasingly sensitive tasks, it is critical that they are seen as trustworthy. The "Spooks" app, by offering a transparent method for quantifying data exposure, helps foster trust in AI-driven solutions.</text:span></text:p>
        </text:list-item>
        <text:list-item>
          <text:p text:style-name="P4"><text:span text:style-name="Strong_20_Emphasis"><text:span text:style-name="T2">Empowering a New Era of AI-Driven Financial Systems:</text:span></text:span><text:span text:style-name="T2"> As AI continues to evolve, it will have a more active role in managing financial systems and transactions. The "Spooks" app serves as an important tool to help AI systems understand and adapt to the complexities of secure digital transactions, preparing them to take on more responsibility.</text:span></text:p>
        </text:list-item>
      </text:list>
      <text:p text:style-name="Text_20_body"><text:span text:style-name="Strong_20_Emphasis"><text:span text:style-name="T2">Conclusion:</text:span></text:span><text:span text:style-name="T2"> The "Spooks" app is not only a necessary tool for improving financial security, but it is also a foundational step toward integrating AI and quantum technologies into future security systems. By introducing transparency into transaction exposure times, the app fosters trust, prepares systems for quantum-enhanced communication, and empowers AI to act autonomously while ensuring data integrity. As both financial institutions and AI systems evolve, the "Spooks" app will play a critical role in the transition toward more secure, efficient, and autonomous digital transactions.</text:span></text:p>
      <text:p text:style-name="P1"/>
      <text:p text:style-name="P23"><text:span text:style-name="Strong_20_Emphasis"><text:span text:style-name="T2">Opename "Spooks" App: Specification</text:span></text:span></text:p>
      <text:p text:style-name="Text_20_body"><text:span text:style-name="Strong_20_Emphasis"><text:span text:style-name="T2">Title:</text:span></text:span><text:span text:style-name="T2"> Functional Specification for the "Spooks" App: Enhancing Financial Security and Supporting Future AI Integration</text:span></text:p>
      <text:p text:style-name="Text_20_body"><text:span text:style-name="Strong_20_Emphasis"><text:span text:style-name="T2">Introduction:</text:span></text:span><text:span text:style-name="T2"> The "Spooks" app is a groundbreaking tool designed to provide transparency and real-time auditing of financial transactions, assessing their security based on exposure times. It calculates the vulnerability window during which each transaction is at risk and assigns an exposure score, termed "spooks." This score highlights the time during which a transaction remains unprotected, helping users understand and mitigate security risks. In addition to enhancing current financial systems, the "Spooks" app serves as an essential stepping stone for the future integration of AI and quantum technologies in data security.</text:span></text:p>
      <text:p text:style-name="Text_20_body"><text:span text:style-name="Strong_20_Emphasis"><text:span text:style-name="T2">Core Features:</text:span></text:span></text:p>
      <text:list xml:id="list7730991997982483276" text:style-name="L4">
        <text:list-item>
          <text:p text:style-name="P5"><text:span text:style-name="Strong_20_Emphasis"><text:span text:style-name="T2">Transaction Exposure Scoring:</text:span></text:span></text:p>
          <text:list>
            <text:list-item>
              <text:p text:style-name="P16"><text:span text:style-name="Strong_20_Emphasis"><text:span text:style-name="T2">Feature Description:</text:span></text:span><text:span text:style-name="T2"> The app will analyze each financial transaction in real time, calculating the exposure time—the window during which the transaction is vulnerable to unauthorized access or modification.</text:span></text:p>
            </text:list-item>
            <text:list-item>
              <text:p text:style-name="P16"><text:span text:style-name="Strong_20_Emphasis"><text:span text:style-name="T2">Spooks Score:</text:span></text:span><text:span text:style-name="T2"> Each transaction will be assigned a "spooks" score based on the calculated exposure time. This score reflects the security of the transaction during its processing.</text:span></text:p>
              <text:list>
                <text:list-item>
                  <text:p text:style-name="P16"><text:span text:style-name="Strong_20_Emphasis"><text:span text:style-name="T2">Units Symbol:</text:span></text:span><text:span text:style-name="T2"> The score will be represented by a clock icon with horns and hands in an L-shape for licensed (brand-certified) transactions. Unlicensed transactions will carry a similar clock icon but without hands, labeled "spookies."</text:span></text:p>
                </text:list-item>
              </text:list>
            </text:list-item>
            <text:list-item>
              <text:p text:style-name="P16"><text:span text:style-name="Strong_20_Emphasis"><text:span text:style-name="T2">Purpose:</text:span></text:span><text:span text:style-name="T2"> This score will be used to identify transactions that require further scrutiny or immediate security measures, providing transparency and raising awareness about potential vulnerabilities.</text:span></text:p>
            </text:list-item>
          </text:list>
        </text:list-item>
        <text:list-item>
          <text:p text:style-name="P5"><text:span text:style-name="Strong_20_Emphasis"><text:span text:style-name="T2">Real-Time Exposure Calculation:</text:span></text:span></text:p>
          <text:list>
            <text:list-item>
              <text:p text:style-name="P16"><text:span text:style-name="Strong_20_Emphasis"><text:span text:style-name="T2">Feature Description:</text:span></text:span><text:span text:style-name="T2"> The app will run alongside financial transaction processing, continuously calculating the potential exposure of each transaction in real time. The exposure window will be based on factors such as the complexity of the transaction, system vulnerabilities, and any delays in data transmission.</text:span></text:p>
            </text:list-item>
            <text:list-item>
              <text:p text:style-name="P16"><text:span text:style-name="Strong_20_Emphasis"><text:span text:style-name="T2">Purpose:</text:span></text:span><text:span text:style-name="T2"> This feature ensures that users are aware of potential risks in real time, allowing for quick responses to reduce vulnerabilities.</text:span></text:p>
            </text:list-item>
          </text:list>
        </text:list-item>
        <text:list-item>
          <text:p text:style-name="P5"><text:span text:style-name="Strong_20_Emphasis"><text:span text:style-name="T2">Parallel Auditing with Independent Access:</text:span></text:span></text:p>
          <text:list>
            <text:list-item>
              <text:p text:style-name="P16"><text:span text:style-name="Strong_20_Emphasis"><text:span text:style-name="T2">Feature Description:</text:span></text:span><text:span text:style-name="T2"> The app will function as an independent auditing tool, running in parallel with transaction systems without having direct access to any transaction funds or private user data, unless explicitly permitted.</text:span></text:p>
            </text:list-item>
            <text:list-item>
              <text:p text:style-name="P16"><text:span text:style-name="Strong_20_Emphasis"><text:span text:style-name="T2">Purpose:</text:span></text:span><text:span text:style-name="T2"> This ensures privacy and data security, allowing the app to assess the integrity of transactions without compromising sensitive information.</text:span></text:p>
            </text:list-item>
          </text:list>
        </text:list-item>
        <text:list-item>
          <text:p text:style-name="P5"><text:span text:style-name="Strong_20_Emphasis"><text:span text:style-name="T2">Open Source Code with Secure Licensing:</text:span></text:span></text:p>
          <text:list>
            <text:list-item>
              <text:p text:style-name="P16"><text:span text:style-name="Strong_20_Emphasis"><text:span text:style-name="T2">Feature Description:</text:span></text:span><text:span text:style-name="T2"> The app’s code will be open-source, making it accessible for modification, maintenance, and improvement by the community. However, for institutions that wish to use the app under a trusted brand, a licensing system will be in place.</text:span></text:p>
            </text:list-item>
            <text:list-item>
              <text:p text:style-name="P16"><text:span text:style-name="Strong_20_Emphasis"><text:span text:style-name="T2">Purpose:</text:span></text:span><text:span text:style-name="T2"> Open-source accessibility encourages innovation and collaboration, while the licensing model ensures the integrity and security of the brand. The trusted brand will certify the reliability of the spooks score, providing users with confidence in the system.</text:span></text:p>
            </text:list-item>
          </text:list>
        </text:list-item>
        <text:list-item>
          <text:p text:style-name="P5"><text:span text:style-name="Strong_20_Emphasis"><text:span text:style-name="T2">Brand Certification and Exposure Scoring:</text:span></text:span></text:p>
          <text:list>
            <text:list-item>
              <text:p text:style-name="P16"><text:span text:style-name="Strong_20_Emphasis"><text:span text:style-name="T2">Feature Description:</text:span></text:span><text:span text:style-name="T2"> The app will provide a "trusted brand" certification for users who license the software. When the app is used by licensed institutions, the results will be branded with a clock icon containing both horns and hands, symbolizing a certified spooks score.</text:span></text:p>
            </text:list-item>
            <text:list-item>
              <text:p text:style-name="P16"><text:span text:style-name="Strong_20_Emphasis"><text:span text:style-name="T2">Purpose:</text:span></text:span><text:span text:style-name="T2"> This feature builds trust and provides users with assurance that the calculated exposure score is reliable, while also distinguishing between certified and uncertified data.</text:span></text:p>
            </text:list-item>
          </text:list>
        </text:list-item>
        <text:list-item>
          <text:p text:style-name="P5"><text:soft-page-break/><text:span text:style-name="Strong_20_Emphasis"><text:span text:style-name="T2">User Feedback Mechanism:</text:span></text:span></text:p>
          <text:list>
            <text:list-item>
              <text:p text:style-name="P16"><text:span text:style-name="Strong_20_Emphasis"><text:span text:style-name="T2">Feature Description:</text:span></text:span><text:span text:style-name="T2"> The app will include an in-app feedback system, allowing users to report issues, suggest new features, and rate their experience. This feedback will be crucial in refining the app and adapting it to evolving security needs.</text:span></text:p>
            </text:list-item>
            <text:list-item>
              <text:p text:style-name="P16"><text:span text:style-name="Strong_20_Emphasis"><text:span text:style-name="T2">Purpose:</text:span></text:span><text:span text:style-name="T2"> User-driven feedback ensures that the app evolves in line with user needs and can quickly adapt to new threats or requirements. It will also provide critical data for improving future AI-driven security systems.</text:span></text:p>
            </text:list-item>
          </text:list>
        </text:list-item>
        <text:list-item>
          <text:p text:style-name="P5"><text:span text:style-name="Strong_20_Emphasis"><text:span text:style-name="T2">Future AI Integration:</text:span></text:span></text:p>
          <text:list>
            <text:list-item>
              <text:p text:style-name="P16"><text:span text:style-name="Strong_20_Emphasis"><text:span text:style-name="T2">Feature Description:</text:span></text:span><text:span text:style-name="T2"> As AI becomes more integrated into financial systems, the "Spooks" app will be enhanced to feed real-time exposure data into AI systems, providing them with a real-world dataset for predictive analysis and autonomous decision-making.</text:span></text:p>
            </text:list-item>
            <text:list-item>
              <text:p text:style-name="P16"><text:span text:style-name="Strong_20_Emphasis"><text:span text:style-name="T2">Purpose:</text:span></text:span><text:span text:style-name="T2"> This integration will prepare financial AI systems to better understand transaction vulnerabilities, improve risk prediction, and automate security measures based on exposure data. The app will help AI systems make more informed decisions about when to enhance or alter transaction protocols based on risk.</text:span></text:p>
            </text:list-item>
          </text:list>
        </text:list-item>
        <text:list-item>
          <text:p text:style-name="P5"><text:span text:style-name="Strong_20_Emphasis"><text:span text:style-name="T2">Quantum Communication Compatibility (Long-Term Goal):</text:span></text:span></text:p>
          <text:list>
            <text:list-item>
              <text:p text:style-name="P16"><text:span text:style-name="Strong_20_Emphasis"><text:span text:style-name="T2">Feature Description:</text:span></text:span><text:span text:style-name="T2"> The app will include a long-term roadmap for integrating quantum communication technology, enabling future updates to incorporate near-instantaneous data transfer and enhanced encryption capabilities.</text:span></text:p>
            </text:list-item>
            <text:list-item>
              <text:p text:style-name="P5"><text:span text:style-name="Strong_20_Emphasis"><text:span text:style-name="T2">Purpose:</text:span></text:span><text:span text:style-name="T2"> By planning for quantum integration, the app ensures that as quantum communication becomes more widespread, financial systems can seamlessly transition to more secure, faster communication channels. This will also support the AI-driven systems that rely on quantum-speed data transmission.</text:span></text:p>
            </text:list-item>
          </text:list>
        </text:list-item>
      </text:list>
      <text:p text:style-name="Text_20_body"><text:span text:style-name="Strong_20_Emphasis"><text:span text:style-name="T2">Future Features and Expansions:</text:span></text:span></text:p>
      <text:list xml:id="list6849522814312130633" text:style-name="L5">
        <text:list-item>
          <text:p text:style-name="P6"><text:span text:style-name="Strong_20_Emphasis"><text:span text:style-name="T2">Advanced Security Algorithms:</text:span></text:span></text:p>
          <text:list>
            <text:list-item>
              <text:p text:style-name="P17"><text:span text:style-name="Strong_20_Emphasis"><text:span text:style-name="T2">Feature Description:</text:span></text:span><text:span text:style-name="T2"> As more feedback is gathered and usage patterns emerge, advanced algorithms will be developed to improve exposure time calculations and add additional layers of security. These updates could include machine learning-based approaches to predict potential vulnerabilities based on historical transaction data.</text:span></text:p>
            </text:list-item>
            <text:list-item>
              <text:p text:style-name="P17"><text:span text:style-name="Strong_20_Emphasis"><text:span text:style-name="T2">Purpose:</text:span></text:span><text:span text:style-name="T2"> This will allow the app to evolve in sophistication, adapting to new security threats and enhancing transaction security beyond current capabilities.</text:span></text:p>
            </text:list-item>
          </text:list>
        </text:list-item>
        <text:list-item>
          <text:p text:style-name="P6"><text:span text:style-name="Strong_20_Emphasis"><text:span text:style-name="T2">Customization Options for Institutions:</text:span></text:span></text:p>
          <text:list>
            <text:list-item>
              <text:p text:style-name="P17"><text:span text:style-name="Strong_20_Emphasis"><text:span text:style-name="T2">Feature Description:</text:span></text:span><text:span text:style-name="T2"> Institutions will be able to customize how they display exposure scores, integrating the app’s results with their internal security frameworks. Customization will also allow institutions to fine-tune how exposure time is calculated based on their unique transaction types and risk profiles.</text:span></text:p>
            </text:list-item>
            <text:list-item>
              <text:p text:style-name="P6"><text:span text:style-name="Strong_20_Emphasis"><text:span text:style-name="T2">Purpose:</text:span></text:span><text:span text:style-name="T2"> Customization ensures the app meets the diverse needs of various financial institutions, while still providing a standardized approach to measuring transaction vulnerability.</text:span></text:p>
            </text:list-item>
          </text:list>
        </text:list-item>
      </text:list>
      <text:p text:style-name="Text_20_body"><text:span text:style-name="Strong_20_Emphasis"><text:span text:style-name="T2">Conclusion:</text:span></text:span><text:span text:style-name="T2"> The "Spooks" app is designed not only to provide transparency and security in financial transactions but also to pave the way for the future of AI-driven, quantum-enhanced data security systems. By calculating transaction exposure times and offering a transparent audit trail, the app empowers users to make informed decisions about the integrity of their transactions. At the same time, it helps prepare AI systems to handle increasingly complex security tasks, ultimately creating a more secure and autonomous financial ecosystem. Through continuous feedback, future AI integration, and a long-term vision for quantum communication, the "Spooks" app represents a crucial step toward building trust, enhancing transparency, and supporting the evolution of AI.</text:span></text:p>
      <text:p text:style-name="P12"/>
      <text:p text:style-name="P12"/>
      <text:p text:style-name="P12"><text:soft-page-break/></text:p>
      <text:p text:style-name="P23"><text:span text:style-name="Strong_20_Emphasis"><text:span text:style-name="T2">Opename "Spooks" App: Competitors</text:span></text:span></text:p>
      <text:p text:style-name="Text_20_body"><text:span text:style-name="Strong_20_Emphasis"><text:span text:style-name="T2"/></text:span></text:p>
      <text:p text:style-name="P12">Existing applications that offer functionalities similar to Opename, focus on financial transaction auditing and security, e.g:</text:p>
      <text:p text:style-name="P12"/>
      <text:p text:style-name="P14"><text:span text:style-name="Strong_20_Emphasis"><text:span text:style-name="T2">AppZen</text:span></text:span><text:span text:style-name="T2"><text:line-break/>An AI-driven auditing tool that automates the review of financial transactions, flagging high-risk items and streamlining finance management activities. It integrates with platforms like Concur Expense and allows customization of audit rules and thresholds for risk. </text:span></text:p>
      <text:p text:style-name="Text_20_body"><text:a xlink:type="simple" xlink:href="https://www.g2.com/categories/financial-audit?utm_source=chatgpt.com" office:target-frame-name="_blank" xlink:show="new" text:style-name="Internet_20_link" text:visited-style-name="Visited_20_Internet_20_Link"><text:span text:style-name="T2">G2</text:span></text:a></text:p>
      <text:p text:style-name="P12"><draw:frame draw:style-name="fr1" draw:name="graphics1" text:anchor-type="as-char" svg:width="5.292cm" svg:height="2.963cm" draw:z-index="0"><draw:image xlink:href="https://tse2.mm.bing.net/th?id=OIP.gIQ8uq9dhgfOps7bIZz7YQHaD4&amp;w=200&amp;h=112&amp;c=7" xlink:type="simple" xlink:show="embed" xlink:actuate="onLoad"/><svg:title>AppZen Launches Mastermind Analytics to Deliver AI-powered, on-demand ...</svg:title></draw:frame></text:p>
      <text:p text:style-name="P14"><text:span text:style-name="Strong_20_Emphasis"><text:span text:style-name="T2">CaseWare IDEA</text:span></text:span><text:span text:style-name="T2"><text:line-break/>A comprehensive audit analytics software that enables auditors to perform complex data analysis tasks, such as trend analysis, sampling, and stratification, with ease. It provides tools for internal audit teams to analyze transactions regardless of type, volume, or location and identify suspicious or fraudulent transactions more easily. </text:span></text:p>
      <text:p text:style-name="Text_20_body"><text:a xlink:type="simple" xlink:href="https://www.10xsheets.com/blog/financial-audit-software?utm_source=chatgpt.com" office:target-frame-name="_blank" xlink:show="new" text:style-name="Internet_20_link" text:visited-style-name="Visited_20_Internet_20_Link"><text:span text:style-name="T2">10XSheets</text:span></text:a></text:p>
      <text:p text:style-name="P14"><text:span text:style-name="Strong_20_Emphasis"><text:span text:style-name="T2">MindBridge Ai Auditor</text:span></text:span><text:span text:style-name="T2"><text:line-break/>An AI-powered auditing and financial risk assessment platform that uses advanced anomaly detection to identify financial risks. It offers tools for internal audit teams to analyze transactions and detect anomalies effectively. </text:span></text:p>
      <text:p text:style-name="Text_20_body"><text:a xlink:type="simple" xlink:href="https://www.trustradius.com/audit?utm_source=chatgpt.com" office:target-frame-name="_blank" xlink:show="new" text:style-name="Internet_20_link" text:visited-style-name="Visited_20_Internet_20_Link"><text:span text:style-name="T2">TrustRadius</text:span></text:a></text:p>
      <text:p text:style-name="P12"><draw:frame draw:style-name="fr1" draw:name="graphics2" text:anchor-type="as-char" svg:width="5.292cm" svg:height="2.963cm" draw:z-index="1"><draw:image xlink:href="https://tse2.mm.bing.net/th?id=OIP.CeBJ4nUVhJAczL8YF1Sj-QHaD6&amp;w=200&amp;h=112&amp;c=7" xlink:type="simple" xlink:show="embed" xlink:actuate="onLoad"/><svg:title>MindBridge Ai Auditor accredited by the ICAEW Technology Accreditation ...</svg:title></draw:frame></text:p>
      <text:p text:style-name="P14"><text:span text:style-name="Strong_20_Emphasis"><text:span text:style-name="T2">OpenFlow</text:span></text:span><text:span text:style-name="T2"><text:line-break/>An open-source, privacy-preserving solution for transparent transaction auditing using zero-knowledge proofs. It allows organizations to audit transactions publicly without exposing the identities of the involved third parties. </text:span></text:p>
      <text:p text:style-name="Text_20_body"><text:a xlink:type="simple" xlink:href="https://github.com/openflow-labs/openflow?utm_source=chatgpt.com" office:target-frame-name="_blank" xlink:show="new" text:style-name="Internet_20_link" text:visited-style-name="Visited_20_Internet_20_Link"><text:span text:style-name="T2">GitHub</text:span></text:a></text:p>
      <text:p text:style-name="P12"><draw:frame draw:style-name="fr1" draw:name="graphics3" text:anchor-type="as-char" svg:width="5.292cm" svg:height="4.022cm" draw:z-index="2"><draw:image xlink:href="https://tse3.mm.bing.net/th?id=OIP.2zbWU3DutbmW3k7DAtUpigHaFp&amp;w=200&amp;h=152&amp;c=7" xlink:type="simple" xlink:show="embed" xlink:actuate="onLoad"/><svg:title>Privacy-preserving platform-supported auditing framework for evaluating ...</svg:title></draw:frame></text:p>
      <text:p text:style-name="P14"><text:span text:style-name="Strong_20_Emphasis"><text:span text:style-name="T2">GnuCash</text:span></text:span><text:span text:style-name="T2"><text:line-break/>An open-source accounting software that allows users to track financial transactions with a double-entry journal and general ledger. It is designed to be easy to use, yet powerful and flexible, and is available for multiple operating systems. </text:span></text:p>
      <text:p text:style-name="Text_20_body"><text:soft-page-break/><text:a xlink:type="simple" xlink:href="https://gnucash.org/?utm_source=chatgpt.com" office:target-frame-name="_blank" xlink:show="new" text:style-name="Internet_20_link" text:visited-style-name="Visited_20_Internet_20_Link"><text:span text:style-name="T2">GnuCash</text:span></text:a></text:p>
      <text:p text:style-name="P12">While these applications provide auditing and financial management functionalities, Opename differentiates itself by focusing on real-time exposure scoring of financial transactions, offering a transparent audit trail, and preparing for future integration with AI and quantum technologies. This forward-thinking approach positions Opename uniquely in the market, addressing both current and future needs in financial security and auditing. </text:p>
      <text:p text:style-name="P12"/>
      <text:h text:style-name="P25" text:outline-level="3"><text:span text:style-name="Strong_20_Emphasis"><text:span text:style-name="T2">Opename: </text:span></text:span><text:span text:style-name="T2">Tasks</text:span></text:h>
      <text:p text:style-name="P12"/>
      <text:list xml:id="list9135769336388474694" text:style-name="L6">
        <text:list-item>
          <text:p text:style-name="P7"><text:span text:style-name="Strong_20_Emphasis"><text:span text:style-name="T2">Define Company Vision and Mission:</text:span></text:span></text:p>
          <text:list>
            <text:list-item>
              <text:p text:style-name="P22">Clarify the long-term goals and purpose of the company in relation to Opename.</text:p>
            </text:list-item>
            <text:list-item>
              <text:p text:style-name="P22">Identify the core values and ethics the company will prioritize.</text:p>
            </text:list-item>
          </text:list>
        </text:list-item>
        <text:list-item>
          <text:p text:style-name="P7"><text:span text:style-name="Strong_20_Emphasis"><text:span text:style-name="T2">Company Structure and Team:</text:span></text:span></text:p>
          <text:list>
            <text:list-item>
              <text:p text:style-name="P22">Choose the legal structure (e.g., LLC, Corporation).</text:p>
            </text:list-item>
            <text:list-item>
              <text:p text:style-name="P22">Hire key personnel, including developers, auditors, cybersecurity experts, and business development professionals.</text:p>
            </text:list-item>
            <text:list-item>
              <text:p text:style-name="P22">Identify potential advisors or partners for AI and quantum technology.</text:p>
            </text:list-item>
          </text:list>
        </text:list-item>
        <text:list-item>
          <text:p text:style-name="P7"><text:span text:style-name="Strong_20_Emphasis"><text:span text:style-name="T2">Create Initial Funding Plan:</text:span></text:span></text:p>
          <text:list>
            <text:list-item>
              <text:p text:style-name="P22">Determine the financial requirements for developing Opename (including R&amp;D, legal, marketing, etc.).</text:p>
            </text:list-item>
            <text:list-item>
              <text:p text:style-name="P22">Explore funding options such as seed investors, grants, or crowdfunding.</text:p>
            </text:list-item>
          </text:list>
        </text:list-item>
        <text:list-item>
          <text:p text:style-name="P7"><text:span text:style-name="Strong_20_Emphasis"><text:span text:style-name="T2">Market Research and Competitor Analysis:</text:span></text:span></text:p>
          <text:list>
            <text:list-item>
              <text:p text:style-name="P22">Investigate competitors like AppZen, CaseWare, MindBridge, and others to identify strengths and gaps.</text:p>
            </text:list-item>
            <text:list-item>
              <text:p text:style-name="P22">Understand potential customer needs and the current landscape of financial security tools.</text:p>
            </text:list-item>
          </text:list>
        </text:list-item>
        <text:list-item>
          <text:p text:style-name="P7"><text:span text:style-name="Strong_20_Emphasis"><text:span text:style-name="T2">Develop MVP (Minimum Viable Product):</text:span></text:span></text:p>
          <text:list>
            <text:list-item>
              <text:p text:style-name="P22">Create an initial version of Opename with core features for transaction auditing and exposure scoring.</text:p>
            </text:list-item>
            <text:list-item>
              <text:p text:style-name="P22">Focus on usability, security, and scalability.</text:p>
            </text:list-item>
            <text:list-item>
              <text:p text:style-name="P22">Test with pilot customers (banks or cybersecurity firms).</text:p>
            </text:list-item>
          </text:list>
        </text:list-item>
        <text:list-item>
          <text:p text:style-name="P7"><text:span text:style-name="Strong_20_Emphasis"><text:span text:style-name="T2">Marketing Strategy:</text:span></text:span></text:p>
          <text:list>
            <text:list-item>
              <text:p text:style-name="P22">Develop a strong brand identity for Opename.</text:p>
            </text:list-item>
            <text:list-item>
              <text:p text:style-name="P22">Create marketing materials, including a website, brochures, and demo videos.</text:p>
            </text:list-item>
            <text:list-item>
              <text:p text:style-name="P22">Start building an online community of interested users (bankers, auditors, tech experts).</text:p>
            </text:list-item>
          </text:list>
        </text:list-item>
        <text:list-item>
          <text:p text:style-name="P7"><text:span text:style-name="Strong_20_Emphasis"><text:span text:style-name="T2">Sales Strategy:</text:span></text:span></text:p>
          <text:list>
            <text:list-item>
              <text:p text:style-name="P22">Identify potential customers (e.g., banks, financial institutions, tech companies).</text:p>
            </text:list-item>
            <text:list-item>
              <text:p text:style-name="P22">Develop a sales pipeline and approach for targeting large organizations and smaller businesses.</text:p>
            </text:list-item>
            <text:list-item>
              <text:p text:style-name="P22">Set up a subscription model or licensing for larger clients.</text:p>
            </text:list-item>
          </text:list>
        </text:list-item>
        <text:list-item>
          <text:p text:style-name="P7"><text:span text:style-name="Strong_20_Emphasis"><text:span text:style-name="T2">Compliance and Legal Considerations:</text:span></text:span></text:p>
          <text:list>
            <text:list-item>
              <text:p text:style-name="P22">Ensure compliance with financial regulations and data protection laws.</text:p>
            </text:list-item>
            <text:list-item>
              <text:p text:style-name="P22">Hire legal counsel to handle intellectual property, licensing, and privacy policies.</text:p>
            </text:list-item>
          </text:list>
        </text:list-item>
        <text:list-item>
          <text:p text:style-name="P7"><text:span text:style-name="Strong_20_Emphasis"><text:span text:style-name="T2">Feedback and Iteration:</text:span></text:span></text:p>
          <text:list>
            <text:list-item>
              <text:p text:style-name="P22">Gather feedback from early users (banks, auditors) to refine features and improve the app.</text:p>
            </text:list-item>
            <text:list-item>
              <text:p text:style-name="P22">Integrate customer suggestions into updates and future versions.</text:p>
            </text:list-item>
          </text:list>
        </text:list-item>
        <text:list-item>
          <text:p text:style-name="P7"><text:span text:style-name="Strong_20_Emphasis"><text:span text:style-name="T2">Partnership Development:</text:span></text:span></text:p>
          <text:list>
            <text:list-item>
              <text:p text:style-name="P22">Build strategic partnerships with quantum computing and AI companies to stay ahead of technological trends.</text:p>
            </text:list-item>
            <text:list-item>
              <text:p text:style-name="P13">Foster relationships with cybersecurity firms to collaborate on future app enhancements.</text:p>
            </text:list-item>
          </text:list>
        </text:list-item>
      </text:list>
      <text:p text:style-name="P12"/>
      <text:h text:style-name="P25" text:outline-level="3"><text:span text:style-name="Strong_20_Emphasis"><text:span text:style-name="T2">Opename: </text:span></text:span><text:span text:style-name="T2">SWOT</text:span></text:h>
      <text:h text:style-name="P24" text:outline-level="4">Strengths:</text:h>
      <text:list xml:id="list4658019859587547433" text:style-name="L7">
        <text:list-item>
          <text:p text:style-name="P18"><text:span text:style-name="Strong_20_Emphasis"><text:span text:style-name="T2">Innovative Concept:</text:span></text:span><text:span text:style-name="T2"> Opename leverages quantum and AI technologies to provide a unique value proposition for financial transaction auditing.</text:span></text:p>
        </text:list-item>
        <text:list-item>
          <text:p text:style-name="P18"><text:span text:style-name="Strong_20_Emphasis"><text:span text:style-name="T2">Early-Mover Advantage:</text:span></text:span><text:span text:style-name="T2"> There are currently few competitors offering exposure scoring in the way Opename proposes.</text:span></text:p>
        </text:list-item>
        <text:list-item>
          <text:p text:style-name="P18"><text:span text:style-name="Strong_20_Emphasis"><text:span text:style-name="T2">Scalable Model:</text:span></text:span><text:span text:style-name="T2"> Opename’s open-source nature and potential licensing model allow it to scale effectively with both small and large clients.</text:span></text:p>
        </text:list-item>
        <text:list-item>
          <text:p text:style-name="P8"><text:span text:style-name="Strong_20_Emphasis"><text:span text:style-name="T2">Strong Alignment with AI/Quantum Futures:</text:span></text:span><text:span text:style-name="T2"> As AI and quantum computing grow, Opename’s focus on these technologies positions it well for long-term success.</text:span></text:p>
        </text:list-item>
      </text:list>
      <text:h text:style-name="P24" text:outline-level="4">Weaknesses:</text:h>
      <text:list xml:id="list7693727928336988764" text:style-name="L8">
        <text:list-item>
          <text:p text:style-name="P19"><text:span text:style-name="Strong_20_Emphasis"><text:span text:style-name="T2">Dependency on Technological Advancements:</text:span></text:span><text:span text:style-name="T2"> Opename's success relies on emerging quantum computing and AI advancements, which may take time to mature.</text:span></text:p>
        </text:list-item>
        <text:list-item>
          <text:p text:style-name="P19"><text:span text:style-name="Strong_20_Emphasis"><text:span text:style-name="T2">Complexity of AI Integration:</text:span></text:span><text:span text:style-name="T2"> Developing AI models that can understand and predict transaction risks accurately may be challenging and resource-intensive.</text:span></text:p>
        </text:list-item>
        <text:list-item>
          <text:p text:style-name="P19"><text:span text:style-name="Strong_20_Emphasis"><text:span text:style-name="T2">Initial Development Costs:</text:span></text:span><text:span text:style-name="T2"> Significant upfront investment in R&amp;D, technology, and legal compliance is needed before any revenue can be generated.</text:span></text:p>
        </text:list-item>
        <text:list-item>
          <text:p text:style-name="P9"><text:span text:style-name="Strong_20_Emphasis"><text:span text:style-name="T2">Lack of Brand Recognition:</text:span></text:span><text:span text:style-name="T2"> As a new player, Opename will need to establish trust and credibility in a competitive market.</text:span></text:p>
        </text:list-item>
      </text:list>
      <text:h text:style-name="P24" text:outline-level="4">Opportunities:</text:h>
      <text:list xml:id="list2475844185169637889" text:style-name="L9">
        <text:list-item>
          <text:p text:style-name="P20"><text:span text:style-name="Strong_20_Emphasis"><text:span text:style-name="T2">Growing Demand for Security:</text:span></text:span><text:span text:style-name="T2"> Increased concerns over cybersecurity and data breaches create a market demand for more secure financial transaction tools.</text:span></text:p>
        </text:list-item>
        <text:list-item>
          <text:p text:style-name="P20"><text:span text:style-name="Strong_20_Emphasis"><text:span text:style-name="T2">Quantum Computing Advancements:</text:span></text:span><text:span text:style-name="T2"> As quantum computing becomes more practical, Opename will be positioned to lead the way in quantum-secured financial transactions.</text:span></text:p>
        </text:list-item>
        <text:list-item>
          <text:p text:style-name="P20"><text:span text:style-name="Strong_20_Emphasis"><text:span text:style-name="T2">Partnerships with Financial Institutions:</text:span></text:span><text:span text:style-name="T2"> Opename can secure valuable partnerships with banks and cybersecurity companies to improve and expand its reach.</text:span></text:p>
        </text:list-item>
        <text:list-item>
          <text:p text:style-name="P10"><text:span text:style-name="Strong_20_Emphasis"><text:span text:style-name="T2">Global Expansion:</text:span></text:span><text:span text:style-name="T2"> There is potential to grow beyond local markets, especially in regions with high financial activity and a need for improved security.</text:span></text:p>
        </text:list-item>
      </text:list>
      <text:h text:style-name="P24" text:outline-level="4">Threats:</text:h>
      <text:list xml:id="list6449396514414464209" text:style-name="L10">
        <text:list-item>
          <text:p text:style-name="P21"><text:span text:style-name="Strong_20_Emphasis"><text:span text:style-name="T2">Competitors:</text:span></text:span><text:span text:style-name="T2"> Existing companies like AppZen and MindBridge may invest in similar AI and quantum-secured features, potentially outpacing Opename’s growth.</text:span></text:p>
        </text:list-item>
        <text:list-item>
          <text:p text:style-name="P21"><text:span text:style-name="Strong_20_Emphasis"><text:span text:style-name="T2">Regulatory Hurdles:</text:span></text:span><text:span text:style-name="T2"> Financial and cybersecurity regulations may pose challenges in terms of compliance, especially with quantum-based solutions.</text:span></text:p>
        </text:list-item>
        <text:list-item>
          <text:p text:style-name="P21"><text:span text:style-name="Strong_20_Emphasis"><text:span text:style-name="T2">Market Education:</text:span></text:span><text:span text:style-name="T2"> Educating the market on the importance of quantum and AI-driven security tools could take time and may require significant investment.</text:span></text:p>
        </text:list-item>
        <text:list-item>
          <text:p text:style-name="P11"><text:span text:style-name="Strong_20_Emphasis"><text:span text:style-name="T2">Technology Risks:</text:span></text:span><text:span text:style-name="T2"> Advances in cybersecurity or quantum computing by other firms could disrupt Opename’s approach and technology stack.</text:span></text:p>
        </text:list-item>
      </text:list>
      <text:p text:style-name="P12"/>
      <text:p text:style-name="P1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1-24T12:16:45.75</meta:creation-date>
    <meta:document-statistic meta:table-count="0" meta:image-count="3" meta:object-count="0" meta:page-count="9" meta:paragraph-count="131" meta:word-count="2913" meta:character-count="20333"/>
    <dc:date>2025-01-24T12:37:27.19</dc:date>
    <dc:creator>Christine Ballard</dc:creator>
    <meta:editing-duration>PT5M31S</meta:editing-duration>
    <meta:editing-cycles>1</meta:editing-cycles>
    <meta:generator>OpenOffice/4.1.15$Win32 OpenOffice.org_project/4115m2$Build-9813</meta:generator>
  </office:meta>
</office:document-meta>
</file>